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22"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23"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24"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25"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26" style:family="text">
      <style:text-properties style:font-name="PT Mono" fo:font-size="8pt" fo:font-style="italic" style:font-size-asian="8pt" style:font-style-asian="italic" style:font-size-complex="8pt" style:font-style-complex="italic"/>
    </style:style>
    <style:style style:name="T327" style:family="text">
      <style:text-properties style:font-name="PT Mono" fo:font-size="8pt" style:font-size-asian="8pt" style:font-size-complex="8pt"/>
    </style:style>
    <style:style style:name="T328" style:family="text">
      <style:text-properties style:font-name="PT Mono" fo:font-size="8pt" officeooo:rsid="0252943a" style:font-size-asian="8pt" style:font-size-complex="8pt"/>
    </style:style>
    <style:style style:name="T329" style:family="text">
      <style:text-properties style:font-name="PT Mono" fo:font-size="8pt" officeooo:rsid="025f9a35" style:font-size-asian="8pt" style:font-size-complex="8pt"/>
    </style:style>
    <style:style style:name="T330" style:family="text">
      <style:text-properties style:font-name="PT Mono" fo:font-size="8pt" officeooo:rsid="0263d5aa" style:font-size-asian="8pt" style:font-size-complex="8pt"/>
    </style:style>
    <style:style style:name="T331" style:family="text">
      <style:text-properties style:font-name="PT Mono" fo:font-size="8pt" officeooo:rsid="0277ac53" style:font-size-asian="8pt" style:font-size-complex="8pt"/>
    </style:style>
    <style:style style:name="T332" style:family="text">
      <style:text-properties style:font-name="PT Mono" fo:font-size="8pt" officeooo:rsid="02850af3" style:font-size-asian="8pt" style:font-size-complex="8pt"/>
    </style:style>
    <style:style style:name="T333" style:family="text">
      <style:text-properties officeooo:rsid="0196f739"/>
    </style:style>
    <style:style style:name="T334" style:family="text">
      <style:text-properties officeooo:rsid="0197b448"/>
    </style:style>
    <style:style style:name="T335" style:family="text">
      <style:text-properties officeooo:rsid="01984360"/>
    </style:style>
    <style:style style:name="T336" style:family="text">
      <style:text-properties officeooo:rsid="0199a26c"/>
    </style:style>
    <style:style style:name="T337" style:family="text">
      <style:text-properties officeooo:rsid="01a115e3"/>
    </style:style>
    <style:style style:name="T338" style:family="text">
      <style:text-properties officeooo:rsid="01a2e96c"/>
    </style:style>
    <style:style style:name="T339" style:family="text">
      <style:text-properties officeooo:rsid="01cfad6a"/>
    </style:style>
    <style:style style:name="T340" style:family="text">
      <style:text-properties officeooo:rsid="01dba3a1"/>
    </style:style>
    <style:style style:name="T341" style:family="text">
      <style:text-properties officeooo:rsid="01e36506"/>
    </style:style>
    <style:style style:name="T342" style:family="text">
      <style:text-properties officeooo:rsid="01e48d0a"/>
    </style:style>
    <style:style style:name="T343" style:family="text">
      <style:text-properties officeooo:rsid="020714ee"/>
    </style:style>
    <style:style style:name="T344" style:family="text">
      <style:text-properties officeooo:rsid="02363a67"/>
    </style:style>
    <style:style style:name="T345" style:family="text">
      <style:text-properties officeooo:rsid="024327ec"/>
    </style:style>
    <style:style style:name="T346"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33">moved to the couch and </text:span>read through my life since<text:span text:style-name="T333">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34"> . .I listened to a couple River Whyless songs while texting Maddy, Cait and then Scott, saying, </text:span></text:p>
      <text:p text:style-name="P214"><text:s text:c="2"/><text:span text:style-name="T334">"</text:span>no rush at all on the venmis but just checking it didn't get to the wrong Ross Montsinger... that guy's shady!!<text:span text:style-name="T334">"</text:span></text:p>
      <text:p text:style-name="P214"><text:span text:style-name="T334"><text:s text:c="3"/>Scott said, "</text:span>Oh shnap! <text:s/>Totally spaced! <text:s/>To much stoney wall staring!<text:span text:style-name="T334">" with a laugh-cry face, and then, "</text:span>will do now!<text:span text:style-name="T334">"</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34">Shattering the Hourglass</text:span> while trying to buy the Fillion journal I had been eyeing for weeks, but the purchase inexplicably <text:span text:style-name="T335">failed t</text:span>o <text:span text:style-name="T337">go</text:span> through. I took it as a sign and noticed it was slightly too small anyway, so I looked around for an alternative, possibly locally, until<text:span text:style-name="T335">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37">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3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37">for her,</text:span> a GF medium no-onion <text:span text:style-name="T338">w/ hop water</text:span>.</text:p>
      <text:p text:style-name="P216"><text:s text:c="3"/>I made it back to the park at six on the nose, but the power had not <text:span text:style-name="T338">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36">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3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3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40">plays drums on</text:span> the track a year <text:span text:style-name="T339">earlier </text:span><text:span text:style-name="T340">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41">The Ross docket includes Wordle, Aldi, Izzy’s, journal edits, bath, shave, </text:span><text:span text:style-name="T342">make journal, clean kitchen, </text:span><text:span text:style-name="T341">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43">H</text:span><text:span text:style-name="T224">: My mom is buzzing because she had so much fun with you guys</text:span></text:p>
      <text:p text:style-name="P157"><text:span text:style-name="T343">M</text:span><text:span text:style-name="T224">: I love her!</text:span></text:p>
      <text:p text:style-name="P156"><text:span text:style-name="T343">H</text:span><text:span text:style-name="T224">: She's pretty great imo</text:span></text:p>
      <text:p text:style-name="P156"><text:span text:style-name="T343">R</text:span><text:span text:style-name="T224">: Fun squad, lfg, I'm buzzin too</text:span></text:p>
      <text:p text:style-name="P267"><text:tab/>And it ain't the decaf</text:p>
      <text:p text:style-name="P156"><text:span text:style-name="T343">M</text:span><text:span text:style-name="T224">: I heard we're going bowling next?</text:span></text:p>
      <text:p text:style-name="P156"><text:span text:style-name="T343">R</text:span><text:span text:style-name="T224">: I look ready bc I am</text:span></text:p>
      <text:p text:style-name="P156"><text:span text:style-name="T343">H</text:span><text:span text:style-name="T224">: The decaf was pretty great but I'm just so happy <text:tab/>to hang out with y'all!</text:span></text:p>
      <text:p text:style-name="P158">M<text:span text:style-name="T125">: Yeeeeeee</text:span></text:p>
      <text:p text:style-name="P156"><text:span text:style-name="T343">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4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46">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45">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22">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28">V</text:span><text:span text:style-name="T327">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21">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23">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27"/></text:p>
      <text:p text:style-name="P451"><text:span text:style-name="T327">Jason and I woke around the same time. We all drank coffee while Gary made breakfast burritos. We packed up camp while </text:span><text:span text:style-name="T330">he</text:span><text:span text:style-name="T327"> and Locke went to rent a pontoon. We loaded that up and it became apparent that I would be part of the rowing crew with Ben and Elisha since Locke’s car was full and Jason would only be going to Canton. </text:span></text:p>
      <text:p text:style-name="P451"><text:span text:style-name="T327"><text:s text:c="3"/>We rowed all the way there with only a short hangout/smoke near the rope swing. I navigated, which helped me feel like I </text:span><text:span text:style-name="T330">had</text:span><text:span text:style-name="T327"> contributed </text:span><text:span text:style-name="T326">something</text:span><text:span text:style-name="T327"> all weekend. We arrived at the dock, loaded Ben’s car. Elisha repacked his truck while Ben fastened the canoe to the roof. We said goodbye to Eli, started driving away.</text:span></text:p>
      <text:p text:style-name="P451"><text:span text:style-name="T327"><text:s text:c="3"/>I deleted a few first messages to Hannah. I didn’t want to seem </text:span><text:span text:style-name="T326">too</text:span><text:span text:style-name="T327"> eager to message her. I eventually said, “I'm alive and enriched! How's Germany??”</text:span></text:p>
      <text:p text:style-name="P451"><text:span text:style-name="T327"><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27">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29">w/ a 20-ounce Coke</text:span><text:span text:style-name="T327">, took a bath. The water burned my legs. I started writing at the computer, ate some pizza and continued until 8:13.</text:span></text:p>
      <text:p text:style-name="P451"><text:span text:style-name="T327"/></text:p>
      <text:p text:style-name="P322">. . .</text:p>
      <text:p text:style-name="P451"><text:span text:style-name="T327"/></text:p>
      <text:p text:style-name="P452"><text:span text:style-name="T327">I slept til around 3AM, </text:span><text:span text:style-name="T330">then</text:span><text:span text:style-name="T327"> decided to shake out my sheets and remake my bed, which felt amazing. I soon had a message from Hannah. We chatted til about 5AM and I gave myself an electric shave + finished my Coca Cola.</text:span></text:p>
      <text:p text:style-name="P452"><text:span text:style-name="T327"/></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21">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21">Non-Alcoholic</text:span><text:span text:style-name="T272">?</text:span><text:span text:style-name="T321">”</text:span></text:p>
      <text:p text:style-name="P447"><text:span text:style-name="T321"><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31">V</text:span><text:span text:style-name="T327">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24">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9"><text:soft-page-break/><text:span text:style-name="T332">V</text:span><text:span text:style-name="T327">III.XXIII</text:span></text:p>
      <text:p text:style-name="P460"><text:span text:style-name="T272"/></text:p>
      <text:p text:style-name="P46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460"><text:span text:style-name="T31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span></text:p>
      <text:p text:style-name="P460"><text:span text:style-name="T31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span></text:p>
      <text:p text:style-name="P46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25">bunch</text:span><text:span text:style-name="T319"> of AV, took a break, 7:52. . .</text:span><text:span text:style-name="T320">I took a bath, shaved, 8: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3T20:14:51.246943737</dc:date>
    <meta:editing-duration>P35DT12H45M47S</meta:editing-duration>
    <meta:editing-cycles>526</meta:editing-cycles>
    <meta:generator>LibreOffice/24.2.5.2$MacOSX_X86_64 LibreOffice_project/bffef4ea93e59bebbeaf7f431bb02b1a39ee8a59</meta:generator>
    <meta:print-date>2024-08-23T10:44:48.424951481</meta:print-date>
    <meta:document-statistic meta:table-count="0" meta:image-count="0" meta:object-count="0" meta:page-count="125" meta:paragraph-count="1036" meta:word-count="38420" meta:character-count="201843" meta:non-whitespace-character-count="162983"/>
  </office:meta>
</office:document-meta>
</file>